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73.7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5.89mm"/>
    </style:style>
    <style:style style:name="co7" style:family="table-column">
      <style:table-column-properties fo:break-before="auto" style:column-width="21.91mm"/>
    </style:style>
    <style:style style:name="co8" style:family="table-column">
      <style:table-column-properties fo:break-before="auto" style:column-width="33.37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17.73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24.61mm" fo:break-before="auto" style:use-optimal-row-height="false"/>
    </style:style>
    <style:style style:name="ro6" style:family="table-row">
      <style:table-row-properties style:row-height="15.35mm" fo:break-before="auto" style:use-optimal-row-height="fals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23.02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8.26mm" fo:break-before="auto" style:use-optimal-row-height="false"/>
    </style:style>
    <style:style style:name="ro11" style:family="table-row">
      <style:table-row-properties style:row-height="29.9mm" fo:break-before="auto" style:use-optimal-row-height="false"/>
    </style:style>
    <style:style style:name="ro12" style:family="table-row">
      <style:table-row-properties style:row-height="23.55mm" fo:break-before="auto" style:use-optimal-row-height="false"/>
    </style:style>
    <style:style style:name="ro13" style:family="table-row">
      <style:table-row-properties style:row-height="16.14mm" fo:break-before="auto" style:use-optimal-row-height="false"/>
    </style:style>
    <style:style style:name="ro14" style:family="table-row">
      <style:table-row-properties style:row-height="16.67mm" fo:break-before="auto" style:use-optimal-row-height="false"/>
    </style:style>
    <style:style style:name="ro15" style:family="table-row">
      <style:table-row-properties style:row-height="18.79mm" fo:break-before="auto" style:use-optimal-row-height="false"/>
    </style:style>
    <style:style style:name="ro16" style:family="table-row">
      <style:table-row-properties style:row-height="46.3mm" fo:break-before="auto" style:use-optimal-row-height="false"/>
    </style:style>
    <style:style style:name="ro17" style:family="table-row">
      <style:table-row-properties style:row-height="22.23mm" fo:break-before="auto" style:use-optimal-row-height="false"/>
    </style:style>
    <style:style style:name="ro18" style:family="table-row">
      <style:table-row-properties style:row-height="14.55mm" fo:break-before="auto" style:use-optimal-row-height="false"/>
    </style:style>
    <style:style style:name="ro19" style:family="table-row">
      <style:table-row-properties style:row-height="12.7mm" fo:break-before="auto" style:use-optimal-row-height="false"/>
    </style:style>
    <style:style style:name="ro20" style:family="table-row">
      <style:table-row-properties style:row-height="8.27mm" fo:break-before="auto" style:use-optimal-row-height="false"/>
    </style:style>
    <style:style style:name="ro21" style:family="table-row">
      <style:table-row-properties style:row-height="5.82mm" fo:break-before="auto" style:use-optimal-row-height="false"/>
    </style:style>
    <style:style style:name="ro22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95考核表-1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5考核表-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48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基隆市政府103年度對議員所提地方建設建議事項處理明細表</text:p>
          </table:table-cell>
          <table:covered-table-cell table:style-name="ce16"/>
          <table:covered-table-cell table:number-columns-repeated="4" table:style-name="ce21"/>
          <table:covered-table-cell table:number-columns-repeated="2" table:style-name="ce27"/>
          <table:covered-table-cell table:style-name="ce16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3年12月止</text:p>
          </table:table-cell>
          <table:covered-table-cell table:style-name="ce16"/>
          <table:covered-table-cell table:number-columns-repeated="4" table:style-name="ce21"/>
          <table:covered-table-cell table:number-columns-repeated="2" table:style-name="ce27"/>
          <table:covered-table-cell table:style-name="ce16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17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22"/>
          <table:table-cell table:style-name="ce29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3"/>
          <table:table-cell table:number-columns-repeated="1015"/>
        </table:table-row>
        <table:table-row table:style-name="ro4">
          <table:covered-table-cell table:number-columns-repeated="4" table:style-name="ce3"/>
          <table:table-cell table:style-name="ce3" office:value-type="string" calcext:value-type="string">
            <text:p>核定金額</text:p>
          </table:table-cell>
          <table:table-cell table:style-name="ce3" office:value-type="string" calcext:value-type="string">
            <text:p>經費支用科目</text:p>
          </table:table-cell>
          <table:table-cell table:style-name="ce3" office:value-type="string" calcext:value-type="string">
            <text:p>主辦機關</text:p>
          </table:table-cell>
          <table:table-cell table:style-name="ce3" office:value-type="string" calcext:value-type="string">
            <text:p>招標方式</text:p>
          </table:table-cell>
          <table:table-cell table:style-name="ce3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鄭林清良" calcext:value-type="string">
            <text:p><text:s/>鄭林清良 </text:p>
          </table:table-cell>
          <table:table-cell table:style-name="ce7" office:value-type="string" calcext:value-type="string">
            <text:p>安樂區公所「七賢里飲水機、荼車、電視、冰箱等設備」</text:p>
          </table:table-cell>
          <table:table-cell table:style-name="ce6" office:value-type="string" calcext:value-type="string">
            <text:p>安樂區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6" calcext:value-type="float">
            <text:p>96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明音電器行、賀眾企業股份有限公司、明亞傢俱裝璜行" calcext:value-type="string">
            <text:p><text:s/>明音電器行、賀眾企業股份有限公司、明亞傢俱裝璜行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游祥耀、張芳麗" calcext:value-type="string">
            <text:p><text:s/>游祥耀、張芳麗 </text:p>
          </table:table-cell>
          <table:table-cell table:style-name="ce18" office:value-type="string" office:string-value="尚智國小「103年改善教學環境及設施整修工程」" calcext:value-type="string">
            <text:p><text:s/>尚智國小「103年改善教學環境及設施整修工程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2799" calcext:value-type="float">
            <text:p><text:s/>2,799 </text:p>
          </table:table-cell>
          <table:table-cell table:style-name="ce4" office:value-type="float" office:value="2597" calcext:value-type="float">
            <text:p><text:s/>2,5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25" office:value-type="string" office:string-value="碩合企業有限公司" calcext:value-type="string">
            <text:p><text:s/>碩合企業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呂美玲" calcext:value-type="string">
            <text:p><text:s/>呂美玲 </text:p>
          </table:table-cell>
          <table:table-cell table:style-name="ce18" office:value-type="string" office:string-value="中正區公所「中濱里辦公處購置音響設備」" calcext:value-type="string">
            <text:p><text:s/>中正區公所「中濱里辦公處購置音響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1" calcext:value-type="float">
            <text:p><text:s/>9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日祥科技工程行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謝守男" calcext:value-type="string">
            <text:p><text:s/>謝守男 </text:p>
          </table:table-cell>
          <table:table-cell table:style-name="ce18" office:value-type="string" office:string-value="中正區公所「海濱里辦公處購置字幕機等設備」" calcext:value-type="string">
            <text:p><text:s/>中正區公所「海濱里辦公處購置字幕機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4" calcext:value-type="float">
            <text:p><text:s/>9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大樣光電科技有限公司</text:p>
          </table:table-cell>
          <table:table-cell table:number-columns-repeated="1015"/>
        </table:table-row>
        <table:table-row table:style-name="ro8">
          <table:table-cell table:style-name="ce5" office:value-type="string" office:string-value="游祥耀、陳志成、楊石城、張芳麗" calcext:value-type="string">
            <text:p><text:s/>游祥耀、陳志成、楊石城、張芳麗 </text:p>
          </table:table-cell>
          <table:table-cell table:style-name="ce18" office:value-type="string" office:string-value="信義國小「活動中心改善教學環境工程」" calcext:value-type="string">
            <text:p><text:s/>信義國小「活動中心改善教學環境工程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4950" calcext:value-type="float">
            <text:p><text:s/>4,950 </text:p>
          </table:table-cell>
          <table:table-cell table:style-name="ce4" office:value-type="float" office:value="4678" calcext:value-type="float">
            <text:p><text:s/>4,67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25" office:value-type="string" office:string-value="鴻賓營造有限公司" calcext:value-type="string">
            <text:p><text:s/>鴻賓營造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區公所「入船里辦公處購置辦公桌椅等設備」" calcext:value-type="string">
            <text:p><text:s/>中正區公所「入船里辦公處購置辦公桌椅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明亞傢俱裝璜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謝守男</text:p>
          </table:table-cell>
          <table:table-cell table:style-name="ce18" office:value-type="string" office:string-value="基隆市警察局「第二分局正濱派出所辦公設備" calcext:value-type="string">
            <text:p><text:s/>基隆市警察局「第二分局正濱派出所辦公設備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95" calcext:value-type="float">
            <text:p><text:s/>95 </text:p>
          </table:table-cell>
          <table:table-cell table:style-name="ce4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川井家電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楊石城" calcext:value-type="string">
            <text:p><text:s/>楊石城 </text:p>
          </table:table-cell>
          <table:table-cell table:style-name="ce18" office:value-type="string" office:string-value="中華國小「改善視聽教室設備」" calcext:value-type="string">
            <text:p><text:s/>中華國小「改善視聽教室設備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600" calcext:value-type="float">
            <text:p><text:s/>600 </text:p>
          </table:table-cell>
          <table:table-cell table:style-name="ce4" office:value-type="float" office:value="569" calcext:value-type="float">
            <text:p><text:s/>56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25" office:value-type="string" office:string-value="吉邦數位有限公司" calcext:value-type="string">
            <text:p><text:s/>吉邦數位有限公司 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韓良圻" calcext:value-type="string">
            <text:p><text:s/>韓良圻 </text:p>
          </table:table-cell>
          <table:table-cell table:style-name="ce18" office:value-type="string" office:string-value="基隆市警察局「第二分局信義派出所廰舍周邊園藝美化等工程」" calcext:value-type="string">
            <text:p><text:s/>基隆市警察局「第二分局信義派出所廰舍周邊園藝美化等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綠創景觀設計有限公司" calcext:value-type="string">
            <text:p><text:s/>綠創景觀設計有限公司 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鄭林清良、張芳麗" calcext:value-type="string">
            <text:p><text:s/>鄭林清良、張芳麗 </text:p>
          </table:table-cell>
          <table:table-cell table:style-name="ce18" office:value-type="string" office:string-value="建徳國中「教學設備更新及添置活動中心設備」" calcext:value-type="string">
            <text:p><text:s/>建徳國中「教學設備更新及添置活動中心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97" calcext:value-type="float">
            <text:p><text:s/>997 </text:p>
          </table:table-cell>
          <table:table-cell table:style-name="ce4" office:value-type="float" office:value="962" calcext:value-type="float">
            <text:p><text:s/>96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四維企業社" calcext:value-type="string">
            <text:p><text:s/>四維企業社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蔡適應" calcext:value-type="string">
            <text:p><text:s/>蔡適應 </text:p>
          </table:table-cell>
          <table:table-cell table:style-name="ce18" office:value-type="string" office:string-value="月眉國小「弓箭器材設備」" calcext:value-type="string">
            <text:p><text:s/>月眉國小「弓箭器材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基隆體育用品社" calcext:value-type="string">
            <text:p><text:s/>基隆體育用品社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詹春陽" calcext:value-type="string">
            <text:p><text:s/>詹春陽 </text:p>
          </table:table-cell>
          <table:table-cell table:style-name="ce18" office:value-type="string" office:string-value="基隆市警察局「第二分局信六路派出所飲水機等辦公設備」" calcext:value-type="string">
            <text:p><text:s/>基隆市警察局「第二分局信六路派出所飲水機等辦公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漢土</text:p>
          </table:table-cell>
          <table:table-cell table:style-name="ce18" office:value-type="string" office:string-value="月眉國小「新設遊戲器材區計畫工程」" calcext:value-type="string">
            <text:p><text:s/>月眉國小「新設遊戲器材區計畫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4" office:value-type="float" office:value="1039" calcext:value-type="float">
            <text:p><text:s/>1,039 </text:p>
          </table:table-cell>
          <table:table-cell table:style-name="ce23" office:value-type="float" office:value="948" calcext:value-type="float">
            <text:p>948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25" office:value-type="string" office:string-value="亮宇室內裝修工程有限公司" calcext:value-type="string">
            <text:p><text:s/>亮宇室內裝修工程有限公司 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韓良圻" calcext:value-type="string">
            <text:p><text:s/>韓良圻 </text:p>
          </table:table-cell>
          <table:table-cell table:style-name="ce18" office:value-type="string" office:string-value="中正區公所「信義里民活動中心購置活動圓桌設備」" calcext:value-type="string">
            <text:p><text:s/>中正區公所「信義里民活動中心購置活動圓桌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勝霸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區公所「正砂里民活動中心購置冷氣機等設備」" calcext:value-type="string">
            <text:p><text:s/>中正區公所「正砂里民活動中心購置冷氣機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42" calcext:value-type="float">
            <text:p><text:s/>4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區公所「入船里、正砂里民活動中心購置運動器材設備」" calcext:value-type="string">
            <text:p><text:s/>中正區公所「入船里、正砂里民活動中心購置運動器材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基隆體育用品社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基隆市警察局「第二分局警備隊辦公室設備採購」" calcext:value-type="string">
            <text:p><text:s/>基隆市警察局「第二分局警備隊辦公室設備採購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永晴股份有限公司" calcext:value-type="string">
            <text:p><text:s/>永晴股份有限公司 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七堵區公所「六堵里民活動中心室內調解降溫設備」" calcext:value-type="string">
            <text:p><text:s/>七堵區公所「六堵里民活動中心室內調解降溫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耿輝</text:p>
          </table:table-cell>
          <table:table-cell table:style-name="ce18" office:value-type="string" office:string-value="堵南國小「103年風雨球場及設備改善工程」" calcext:value-type="string">
            <text:p><text:s/>堵南國小「103年風雨球場及設備改善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2400" calcext:value-type="float">
            <text:p><text:s/>2,400 </text:p>
          </table:table-cell>
          <table:table-cell table:style-name="ce4" office:value-type="float" office:value="2206" calcext:value-type="float">
            <text:p><text:s/>2,20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吉寬營造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耿輝</text:p>
          </table:table-cell>
          <table:table-cell table:style-name="ce18" office:value-type="string" office:string-value="堵南國小「103年體育及輔導設備改善」" calcext:value-type="string">
            <text:p><text:s/>堵南國小「103年體育及輔導設備改善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600" calcext:value-type="float">
            <text:p><text:s/>600 </text:p>
          </table:table-cell>
          <table:table-cell table:style-name="ce4" office:value-type="float" office:value="599" calcext:value-type="float">
            <text:p><text:s/>5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喜美工業股份有限公司</text:p>
          </table:table-cell>
          <table:table-cell table:number-columns-repeated="1015"/>
        </table:table-row>
        <table:table-row table:style-name="ro10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區公所「新富里里民活動中心購置辦公桌椅電腦等設備」" calcext:value-type="string">
            <text:p><text:s/>中正區公所「新富里里民活動中心購置辦公桌椅電腦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calcext:value-type="string">
            <text:p>明亞傢俱裝潢行、陽金資訊股份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蔡適應" calcext:value-type="string">
            <text:p><text:s/>蔡適應 </text:p>
          </table:table-cell>
          <table:table-cell table:style-name="ce18" office:value-type="string" office:string-value="成功國小「顯示屏雨遮維護工程」" calcext:value-type="string">
            <text:p><text:s/>成功國小「顯示屏雨遮維護工程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600" calcext:value-type="float">
            <text:p><text:s/>600 </text:p>
          </table:table-cell>
          <table:table-cell table:style-name="ce4" office:value-type="float" office:value="548" calcext:value-type="float">
            <text:p><text:s/>54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樂億資訊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仁和</text:p>
          </table:table-cell>
          <table:table-cell table:style-name="ce18" office:value-type="string" office:string-value="五堵國小「中庭地坪整修工程」" calcext:value-type="string">
            <text:p><text:s/>五堵國小「中庭地坪整修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999" calcext:value-type="float">
            <text:p><text:s/>1,999 </text:p>
          </table:table-cell>
          <table:table-cell table:style-name="ce4" office:value-type="float" office:value="1557" calcext:value-type="float">
            <text:p><text:s/>1,55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國祐營造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東財</text:p>
          </table:table-cell>
          <table:table-cell table:style-name="ce18" office:value-type="string" office:string-value="信義區公所「深溪路36巷計畫道路柏油路面刨除改善工程」" calcext:value-type="string">
            <text:p><text:s/>信義區公所「深溪路36巷計畫道路柏油路面刨除改善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553" calcext:value-type="float">
            <text:p><text:s/>1,553 </text:p>
          </table:table-cell>
          <table:table-cell table:style-name="ce4" office:value-type="float" office:value="1538" calcext:value-type="float">
            <text:p><text:s/>1,53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信義區公所" calcext:value-type="string">
            <text:p><text:s/>信義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健利營造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七堵區公所「永平里購置移動式廣播設備」" calcext:value-type="string">
            <text:p><text:s/>七堵區公所「永平里購置移動式廣播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大方傢俱行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莊錦田、鄭林清良</text:p>
          </table:table-cell>
          <table:table-cell table:style-name="ce18" office:value-type="string" office:string-value="長樂國小「103年改善教學環境及設備工程」" calcext:value-type="string">
            <text:p><text:s/>長樂國小「103年改善教學環境及設備工程」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3500" calcext:value-type="float">
            <text:p><text:s/>3,500 </text:p>
          </table:table-cell>
          <table:table-cell table:style-name="ce4" office:value-type="float" office:value="3284" calcext:value-type="float">
            <text:p><text:s/>3,28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雨申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仁和</text:p>
          </table:table-cell>
          <table:table-cell table:style-name="ce18" office:value-type="string" office:string-value="消防局「七堵分隊購置運動器材」" calcext:value-type="string">
            <text:p><text:s/>消防局「七堵分隊購置運動器材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消防局" calcext:value-type="string">
            <text:p><text:s/>消防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沈義傳、楊石城</text:p>
          </table:table-cell>
          <table:table-cell table:style-name="ce18" office:value-type="string" office:string-value="安樂高中「校門入口意象景觀零星工程」" calcext:value-type="string">
            <text:p><text:s/>安樂高中「校門入口意象景觀零星工程」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1450" calcext:value-type="float">
            <text:p><text:s/>1,450 </text:p>
          </table:table-cell>
          <table:table-cell table:style-name="ce4" office:value-type="float" office:value="1392" calcext:value-type="float">
            <text:p><text:s/>1,39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中埜營造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七堵區公所「富民里購置電子字幕看板設備」" calcext:value-type="string">
            <text:p><text:s/>七堵區公所「富民里購置電子字幕看板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施世明" calcext:value-type="string">
            <text:p><text:s/>施世明 </text:p>
          </table:table-cell>
          <table:table-cell table:style-name="ce18" office:value-type="string" office:string-value="信義國小「飲水機更新」" calcext:value-type="string">
            <text:p><text:s/>信義國小「飲水機更新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4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5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基隆市警察局「第三分局第一組辦公室採購個人電腦設備」" calcext:value-type="string">
            <text:p><text:s/>基隆市警察局「第三分局第一組辦公室採購個人電腦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沈義傳</text:p>
          </table:table-cell>
          <table:table-cell table:style-name="ce18" office:value-type="string" office:string-value="中山區「協和里民會堂旁公園設施等工程」" calcext:value-type="string">
            <text:p><text:s/>中山區「協和里民會堂旁公園設施等工程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1000" calcext:value-type="float">
            <text:p><text:s/>1,000 </text:p>
          </table:table-cell>
          <table:table-cell table:style-name="ce4" office:value-type="float" office:value="943" calcext:value-type="float">
            <text:p><text:s/>94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萬企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朱瑞祥</text:p>
          </table:table-cell>
          <table:table-cell table:style-name="ce18" office:value-type="string" office:string-value="八斗國小「103年改善教學環境工程」" calcext:value-type="string">
            <text:p><text:s/>八斗國小「103年改善教學環境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800" calcext:value-type="float">
            <text:p><text:s/>800 </text:p>
          </table:table-cell>
          <table:table-cell table:style-name="ce4" office:value-type="float" office:value="794" calcext:value-type="float">
            <text:p><text:s/>79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碩合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東財</text:p>
          </table:table-cell>
          <table:table-cell table:style-name="ce18" office:value-type="string" office:string-value="信義國小「教室電腦設備採購」" calcext:value-type="string">
            <text:p><text:s/>信義國小「教室電腦設備採購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374" calcext:value-type="float">
            <text:p><text:s/>374 </text:p>
          </table:table-cell>
          <table:table-cell table:style-name="ce4" office:value-type="float" office:value="352" calcext:value-type="float">
            <text:p><text:s/>35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喜美工業股份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呂美玲" calcext:value-type="string">
            <text:p><text:s/>呂美玲 </text:p>
          </table:table-cell>
          <table:table-cell table:style-name="ce18" office:value-type="string" office:string-value="八斗國小「103年迎曦樓及廁所整修等設備工程」" calcext:value-type="string">
            <text:p><text:s/>八斗國小「103年迎曦樓及廁所整修等設備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3000" calcext:value-type="float">
            <text:p><text:s/>3,000 </text:p>
          </table:table-cell>
          <table:table-cell table:style-name="ce4" office:value-type="float" office:value="2490" calcext:value-type="float">
            <text:p><text:s/>2,4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惠春土木包工業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韓良圻" calcext:value-type="string">
            <text:p><text:s/>韓良圻 </text:p>
          </table:table-cell>
          <table:table-cell table:style-name="ce18" office:value-type="string" office:string-value="基隆市警察局「第二分局信義派出所廳舍周邊園藝美化等工程」" calcext:value-type="string">
            <text:p><text:s/>基隆市警察局「第二分局信義派出所廳舍周邊園藝美化等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綠創景觀設計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七堵區公所「泰安里裝設電子字幕機及電腦等設備」" calcext:value-type="string">
            <text:p><text:s/>七堵區公所「泰安里裝設電子字幕機及電腦等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區公所「正義里里民活動中心購置辦公桌椅等設備」" calcext:value-type="string">
            <text:p><text:s/>中正區公所「正義里里民活動中心購置辦公桌椅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名揚傢俱沙發行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莊錦田" calcext:value-type="string">
            <text:p><text:s/>莊錦田 </text:p>
          </table:table-cell>
          <table:table-cell table:style-name="ce18" office:value-type="string" office:string-value="基隆市警察局「少年警察隊增購辦公設備（彩色影印機）」" calcext:value-type="string">
            <text:p><text:s/>基隆市警察局「少年警察隊增購辦公設備（彩色影印機）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4" office:value-type="float" office:value="78" calcext:value-type="float">
            <text:p><text:s/>7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成冠企業行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蔡適應" calcext:value-type="string">
            <text:p><text:s/>蔡適應 </text:p>
          </table:table-cell>
          <table:table-cell table:style-name="ce7" office:value-type="string" calcext:value-type="string">
            <text:p>安樂區公所「內寮里購置數位黑白多功能事務機備」</text:p>
          </table:table-cell>
          <table:table-cell table:style-name="ce6" office:value-type="string" calcext:value-type="string">
            <text:p>安樂區</text:p>
          </table:table-cell>
          <table:table-cell table:number-columns-repeated="2"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6" office:value-type="string" calcext:value-type="string">
            <text:p>安樂區公所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成鈦企業行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詹春陽" calcext:value-type="string">
            <text:p><text:s/>詹春陽 </text:p>
          </table:table-cell>
          <table:table-cell table:style-name="ce18" office:value-type="string" office:string-value="基隆市警察局「第二分局信六路派出所飲水機等辦公設備」" calcext:value-type="string">
            <text:p><text:s/>基隆市警察局「第二分局信六路派出所飲水機等辦公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5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11">
          <table:table-cell table:style-name="ce8" office:value-type="string" calcext:value-type="string">
            <text:p>秦鉦</text:p>
          </table:table-cell>
          <table:table-cell table:style-name="ce18" office:value-type="string" office:string-value="中和國小「新建校舍教室設備及直笛團樂器採購」" calcext:value-type="string">
            <text:p><text:s/>中和國小「新建校舍教室設備及直笛團樂器採購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426" calcext:value-type="float">
            <text:p><text:s/>426 </text:p>
          </table:table-cell>
          <table:table-cell table:style-name="ce4" office:value-type="float" office:value="382" calcext:value-type="float">
            <text:p><text:s/>38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伯牙文化事業社、冠成家電有限公司、金正興國際有限公司、伊卡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張錦煌" calcext:value-type="string">
            <text:p><text:s/>張錦煌 </text:p>
          </table:table-cell>
          <table:table-cell table:style-name="ce18" office:value-type="string" office:string-value="明德國中「飲水機購置」" calcext:value-type="string">
            <text:p><text:s/>明德國中「飲水機購置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賀眾企業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明德國中「明德國中行政辦公室整修工程」" calcext:value-type="string">
            <text:p><text:s/>明德國中「明德國中行政辦公室整修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明鈴營造有限公司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莊錦田、沈義傳" calcext:value-type="string">
            <text:p><text:s/>莊錦田、沈義傳 </text:p>
          </table:table-cell>
          <table:table-cell table:style-name="ce18" office:value-type="string" office:string-value="消防局「水中推進器」設備" calcext:value-type="string">
            <text:p><text:s/>消防局「水中推進器」設備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820" calcext:value-type="float">
            <text:p><text:s/>820 </text:p>
          </table:table-cell>
          <table:table-cell table:style-name="ce4" office:value-type="float" office:value="800" calcext:value-type="float">
            <text:p><text:s/>8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消防局" calcext:value-type="string">
            <text:p><text:s/>消防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達華國際股份有限公司</text:p>
          </table:table-cell>
          <table:table-cell table:number-columns-repeated="1015"/>
        </table:table-row>
        <table:table-row table:style-name="ro12">
          <table:table-cell table:style-name="ce5" office:value-type="string" office:string-value="鄭林清良、洪森永、莊錦田、蘇仁和" calcext:value-type="string">
            <text:p><text:s/>鄭林清良、洪森永、莊錦田、蘇仁和 </text:p>
          </table:table-cell>
          <table:table-cell table:style-name="ce18" office:value-type="string" office:string-value="消防局「互動觸摸遠端會議終端機」設備" calcext:value-type="string">
            <text:p><text:s/>消防局「互動觸摸遠端會議終端機」設備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2300" calcext:value-type="float">
            <text:p><text:s/>2,300 </text:p>
          </table:table-cell>
          <table:table-cell table:style-name="ce4" office:value-type="float" office:value="1900" calcext:value-type="float">
            <text:p><text:s/>1,9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消防局" calcext:value-type="string">
            <text:p><text:s/>消防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芮立光電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七堵區公所「瑪西里購置割草機、發電機等設備」" calcext:value-type="string">
            <text:p><text:s/>七堵區公所「瑪西里購置割草機、發電機等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宏維工程行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游祥耀" calcext:value-type="string">
            <text:p><text:s/>游祥耀 </text:p>
          </table:table-cell>
          <table:table-cell table:style-name="ce18" office:value-type="string" office:string-value="成功國小「103年度改善教學環境音場設施」" calcext:value-type="string">
            <text:p><text:s/>成功國小「103年度改善教學環境音場設施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510" calcext:value-type="float">
            <text:p><text:s/>510 </text:p>
          </table:table-cell>
          <table:table-cell table:style-name="ce4" office:value-type="float" office:value="459" calcext:value-type="float">
            <text:p><text:s/>45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張漢土、蔡適應</text:p>
          </table:table-cell>
          <table:table-cell table:style-name="ce18" office:value-type="string" office:string-value="信義區公所「市政多媒體廣播宣導系統設備」" calcext:value-type="string">
            <text:p><text:s/>信義區公所「市政多媒體廣播宣導系統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990" calcext:value-type="float">
            <text:p><text:s/>990 </text:p>
          </table:table-cell>
          <table:table-cell table:style-name="ce4" office:value-type="float" office:value="941" calcext:value-type="float">
            <text:p><text:s/>94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信義區公所" calcext:value-type="string">
            <text:p><text:s/>信義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奇寶科技多媒體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蘇仁和" calcext:value-type="string">
            <text:p><text:s/>蘇仁和 </text:p>
          </table:table-cell>
          <table:table-cell table:style-name="ce18" office:value-type="string" office:string-value="七堵區公所「正明里購置多功能事務機設備」" calcext:value-type="string">
            <text:p><text:s/>七堵區公所「正明里購置多功能事務機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成冠企業行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莊錦田、秦鉦" calcext:value-type="string">
            <text:p><text:s/>莊錦田、秦鉦 </text:p>
          </table:table-cell>
          <table:table-cell table:style-name="ce18" office:value-type="string" office:string-value="安樂區「定國街83巷、崇德路168巷等處護欄、牆面改善等工程」" calcext:value-type="string">
            <text:p><text:s/>安樂區「定國街83巷、崇德路168巷等處護欄、牆面改善等工程」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782" calcext:value-type="float">
            <text:p><text:s/>782 </text:p>
          </table:table-cell>
          <table:table-cell table:style-name="ce4" office:value-type="float" office:value="500" calcext:value-type="float">
            <text:p><text:s/>5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順陽土木包工業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鄭怡信" calcext:value-type="string">
            <text:p><text:s/>鄭怡信 </text:p>
          </table:table-cell>
          <table:table-cell table:style-name="ce18" office:value-type="string" office:string-value="明德國中「充實教學設備採購」" calcext:value-type="string">
            <text:p><text:s/>明德國中「充實教學設備採購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800" calcext:value-type="float">
            <text:p><text:s/>800 </text:p>
          </table:table-cell>
          <table:table-cell table:style-name="ce4" office:value-type="float" office:value="799" calcext:value-type="float">
            <text:p><text:s/>7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喜美工業股份有限公司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洪森永、蔡適應" calcext:value-type="string">
            <text:p><text:s/>洪森永、蔡適應 </text:p>
          </table:table-cell>
          <table:table-cell table:style-name="ce18" office:value-type="string" office:string-value="成功國小「103年度改善廚房設備-飲用水設施」" calcext:value-type="string">
            <text:p><text:s/>成功國小「103年度改善廚房設備-飲用水設施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835" calcext:value-type="float">
            <text:p><text:s/>835 </text:p>
          </table:table-cell>
          <table:table-cell table:style-name="ce4" office:value-type="float" office:value="730" calcext:value-type="float">
            <text:p><text:s/>73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全球淨水國際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張漢土" calcext:value-type="string">
            <text:p><text:s/>張漢土 </text:p>
          </table:table-cell>
          <table:table-cell table:style-name="ce18" office:value-type="string" office:string-value="信義區公所「仁義里購置LED字幕機及筆記型電腦等設備」" calcext:value-type="string">
            <text:p><text:s/>信義區公所「仁義里購置LED字幕機及筆記型電腦等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信義區公所" calcext:value-type="string">
            <text:p><text:s/>信義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5" office:value-type="string" office:string-value="芮立光電有限公司" calcext:value-type="string">
            <text:p><text:s/>芮立光電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莊錦田" calcext:value-type="string">
            <text:p><text:s/>莊錦田 </text:p>
          </table:table-cell>
          <table:table-cell table:style-name="ce18" office:value-type="string" office:string-value="武崙國中「103年度技藝教育購置專業機具設備」" calcext:value-type="string">
            <text:p><text:s/>武崙國中「103年度技藝教育購置專業機具設備」 </text:p>
          </table:table-cell>
          <table:table-cell table:style-name="ce6" office:value-type="string" calcext:value-type="string">
            <text:p>安樂區</text:p>
          </table:table-cell>
          <table:table-cell table:number-columns-repeated="2" table:style-name="ce4" office:value-type="float" office:value="80" calcext:value-type="float">
            <text:p><text:s/>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甫丞企業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沈義傳" calcext:value-type="string">
            <text:p><text:s/>沈義傳 </text:p>
          </table:table-cell>
          <table:table-cell table:style-name="ce18" office:value-type="string" office:string-value="月眉國小「飲水機增設」" calcext:value-type="string">
            <text:p><text:s/>月眉國小「飲水機增設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4" calcext:value-type="float">
            <text:p><text:s/>9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25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張芳麗" calcext:value-type="string">
            <text:p><text:s/>張芳麗 </text:p>
          </table:table-cell>
          <table:table-cell table:style-name="ce18" office:value-type="string" office:string-value="仁愛區公所「花崗里購置行動伴唱等相關設備」" calcext:value-type="string">
            <text:p><text:s/>仁愛區公所「花崗里購置行動伴唱等相關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仁愛區公所" calcext:value-type="string">
            <text:p><text:s/>仁愛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進成音響有限公司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陳江山、高辜惠珍</text:p>
          </table:table-cell>
          <table:table-cell table:style-name="ce4" office:value-type="string" office:string-value="暖暖區八堵、碇安、過港、八中、七堵區永安里等道路排水零星工程" calcext:value-type="string">
            <text:p><text:s/>暖暖區八堵、碇安、過港、八中、七堵區永安里等道路排水零星工程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4" office:value-type="float" office:value="999" calcext:value-type="float">
            <text:p><text:s/>999 </text:p>
          </table:table-cell>
          <table:table-cell table:style-name="ce4" office:value-type="float" office:value="914" calcext:value-type="float">
            <text:p><text:s/>91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順陽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謝守男</text:p>
          </table:table-cell>
          <table:table-cell table:style-name="ce18" office:value-type="string" office:string-value="中正區公所「海濱里辦公處政令宣導購置字幕機等設備」" calcext:value-type="string">
            <text:p><text:s/>中正區公所「海濱里辦公處政令宣導購置字幕機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4" calcext:value-type="float">
            <text:p><text:s/>9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大樣光電科技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七堵區公所「百福里購置電子字幕機設備」" calcext:value-type="string">
            <text:p><text:s/>七堵區公所「百福里購置電子字幕機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七堵區公所「長安里購置阿里山帳篷12組設備」" calcext:value-type="string">
            <text:p><text:s/>七堵區公所「長安里購置阿里山帳篷12組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萬炘興業有限公司</text:p>
          </table:table-cell>
          <table:table-cell table:number-columns-repeated="1015"/>
        </table:table-row>
        <table:table-row table:style-name="ro13">
          <table:table-cell table:style-name="ce4" office:value-type="string" office:string-value="張芳麗" calcext:value-type="string">
            <text:p><text:s/>張芳麗 </text:p>
          </table:table-cell>
          <table:table-cell table:style-name="ce18" office:value-type="string" office:string-value="基隆市警察局「第一分局警備隊等值班台警鈴安裝及忠二路派出所電風扇採購」" calcext:value-type="string">
            <text:p><text:s/>基隆市警察局「第一分局警備隊等值班台警鈴安裝及忠二路派出所電風扇採購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4" office:value-type="float" office:value="25" calcext:value-type="float">
            <text:p><text:s/>2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錡昇工程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謝守男</text:p>
          </table:table-cell>
          <table:table-cell table:style-name="ce18" office:value-type="string" office:string-value="中正區公所「八斗里民活動中心購置字幕機設備」" calcext:value-type="string">
            <text:p><text:s/>中正區公所「八斗里民活動中心購置字幕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亮亮廣告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瑪陵國小「周邊道路指示牌改善」" calcext:value-type="string">
            <text:p><text:s/>瑪陵國小「周邊道路指示牌改善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4" office:value-type="float" office:value="40" calcext:value-type="float">
            <text:p><text:s/>4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憲驛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秦鉦" calcext:value-type="string">
            <text:p><text:s/>秦鉦 </text:p>
          </table:table-cell>
          <table:table-cell table:style-name="ce18" office:value-type="string" office:string-value="安樂區「安一路100巷204號至210號巷道路面、階梯、牆面改善工程」" calcext:value-type="string">
            <text:p><text:s/>安樂區「安一路100巷204號至210號巷道路面、階梯、牆面改善工程」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598" calcext:value-type="float">
            <text:p><text:s/>598 </text:p>
          </table:table-cell>
          <table:table-cell table:style-name="ce4" office:value-type="float" office:value="379" calcext:value-type="float">
            <text:p><text:s/>37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順陽土木包工業</text:p>
          </table:table-cell>
          <table:table-cell table:number-columns-repeated="1015"/>
        </table:table-row>
        <table:table-row table:style-name="ro10">
          <table:table-cell table:style-name="ce7" office:value-type="string" calcext:value-type="string">
            <text:p>鄭怡信、陳東財、張芳麗</text:p>
          </table:table-cell>
          <table:table-cell table:style-name="ce18" office:value-type="string" office:string-value="暖暖國小「改善禮堂地坪及體育設施等工程」" calcext:value-type="string">
            <text:p><text:s/>暖暖國小「改善禮堂地坪及體育設施等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5" office:value-type="float" office:value="4960" calcext:value-type="float">
            <text:p><text:s/>4,960 </text:p>
          </table:table-cell>
          <table:table-cell table:style-name="ce25" office:value-type="float" office:value="4723" calcext:value-type="float">
            <text:p><text:s/>4,72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長清土木包工業</text:p>
          </table:table-cell>
          <table:table-cell table:number-columns-repeated="1015"/>
        </table:table-row>
        <table:table-row table:style-name="ro14">
          <table:table-cell table:style-name="ce4" office:value-type="string" office:string-value="施世明" calcext:value-type="string">
            <text:p><text:s/>施世明 </text:p>
          </table:table-cell>
          <table:table-cell table:style-name="ce18" office:value-type="string" office:string-value="中山區「文化、通化、德安、中山、西康及健民等六里內路面護牆水溝等工程」" calcext:value-type="string">
            <text:p><text:s/>中山區「文化、通化、德安、中山、西康及健民等六里內路面護牆水溝等工程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1008" calcext:value-type="float">
            <text:p><text:s/>1,008 </text:p>
          </table:table-cell>
          <table:table-cell table:style-name="ce4" office:value-type="float" office:value="843" calcext:value-type="float">
            <text:p><text:s/>84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旺達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七堵區公所「泰安里購置塑膠椅及折合式會議桌等設備」" calcext:value-type="string">
            <text:p><text:s/>七堵區公所「泰安里購置塑膠椅及折合式會議桌等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大方傢俱行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朱瑞祥" calcext:value-type="string">
            <text:p><text:s/>朱瑞祥 </text:p>
          </table:table-cell>
          <table:table-cell table:style-name="ce18" office:value-type="string" office:string-value="中正區公所「祥豐市場後方及八斗山莊公園設施改善工程」" calcext:value-type="string">
            <text:p><text:s/>中正區公所「祥豐市場後方及八斗山莊公園設施改善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2100" calcext:value-type="float">
            <text:p><text:s/>2,100 </text:p>
          </table:table-cell>
          <table:table-cell table:style-name="ce4" office:value-type="float" office:value="1947" calcext:value-type="float">
            <text:p><text:s/>1,94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春長營造有限公司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基隆市警察局「第三分局第三組及碇內派出所購置窗型冷氣、電冰箱、電動布幕組」" calcext:value-type="string">
            <text:p><text:s/>基隆市警察局「第三分局第三組及碇內派出所購置窗型冷氣、電冰箱、電動布幕組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中正國小「 監視設備改善」" calcext:value-type="string">
            <text:p><text:s/>中正國小「 監視設備改善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2" calcext:value-type="float">
            <text:p><text:s/>9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4" office:value-type="string" office:string-value="永晴股份有限公司" calcext:value-type="string">
            <text:p><text:s/>永晴股份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張錦煌" calcext:value-type="string">
            <text:p><text:s/>張錦煌 </text:p>
          </table:table-cell>
          <table:table-cell table:style-name="ce18" office:value-type="string" office:string-value="明德國中「飲水機購置」" calcext:value-type="string">
            <text:p><text:s/>明德國中「飲水機購置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5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張漢土" calcext:value-type="string">
            <text:p><text:s/>張漢土 </text:p>
          </table:table-cell>
          <table:table-cell table:style-name="ce18" office:value-type="string" office:string-value="信義區「孝忠里教忠街、深美街公園設施等工程」" calcext:value-type="string">
            <text:p><text:s/>信義區「孝忠里教忠街、深美街公園設施等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2000" calcext:value-type="float">
            <text:p><text:s/>2,000 </text:p>
          </table:table-cell>
          <table:table-cell table:style-name="ce4" office:value-type="float" office:value="1810" calcext:value-type="float">
            <text:p><text:s/>1,81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萬企工程有限公司</text:p>
          </table:table-cell>
          <table:table-cell table:number-columns-repeated="1015"/>
        </table:table-row>
        <table:table-row table:style-name="ro16">
          <table:table-cell table:style-name="ce5" office:value-type="string" office:string-value="陳東財、蔡旺璉、何淑萍、陳江山、游祥耀、陳志成、楊石城、張芳麗" calcext:value-type="string">
            <text:p><text:s/>陳東財、蔡旺璉、何淑萍、陳江山、游祥耀、陳志成、楊石城、張芳麗 </text:p>
          </table:table-cell>
          <table:table-cell table:style-name="ce18" office:value-type="string" office:string-value="信義國小「改善活動中心及教室等教學設備」" calcext:value-type="string">
            <text:p><text:s/>信義國小「改善活動中心及教室等教學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4980" calcext:value-type="float">
            <text:p><text:s/>4,980 </text:p>
          </table:table-cell>
          <table:table-cell table:style-name="ce4" office:value-type="float" office:value="4745" calcext:value-type="float">
            <text:p><text:s/>4,74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喜美工業股份有限公司" calcext:value-type="string">
            <text:p><text:s/>喜美工業股份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陳東財、莊榮欽" calcext:value-type="string">
            <text:p><text:s/>陳東財、莊榮欽 </text:p>
          </table:table-cell>
          <table:table-cell table:style-name="ce18" office:value-type="string" office:string-value="信義國小「教室電腦設備採購」" calcext:value-type="string">
            <text:p><text:s/>信義國小「教室電腦設備採購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374" calcext:value-type="float">
            <text:p><text:s/>374 </text:p>
          </table:table-cell>
          <table:table-cell table:style-name="ce4" office:value-type="float" office:value="352" calcext:value-type="float">
            <text:p><text:s/>35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全鳴科技有限公司" calcext:value-type="string">
            <text:p><text:s/>全鳴科技有限公司 </text:p>
          </table:table-cell>
          <table:table-cell table:number-columns-repeated="1015"/>
        </table:table-row>
        <table:table-row table:style-name="ro4">
          <table:table-cell table:style-name="ce4" office:value-type="string" office:string-value="藍敏煌" calcext:value-type="string">
            <text:p><text:s/>藍敏煌 </text:p>
          </table:table-cell>
          <table:table-cell table:style-name="ce18" office:value-type="string" office:string-value="八斗子漁港路燈新設工程" calcext:value-type="string">
            <text:p><text:s/>八斗子漁港路燈新設工程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462" calcext:value-type="float">
            <text:p><text:s/>462 </text:p>
          </table:table-cell>
          <table:table-cell table:style-name="ce4" office:value-type="float" office:value="300" calcext:value-type="float">
            <text:p><text:s/>3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產業發展處" calcext:value-type="string">
            <text:p><text:s/>產業發展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4" office:value-type="string" office:string-value="春安企業有限公司" calcext:value-type="string">
            <text:p><text:s/>春安企業有限公司 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高辜惠珍</text:p>
          </table:table-cell>
          <table:table-cell table:style-name="ce18" office:value-type="string" office:string-value="七堵區公所「瑪西里避車道路拓寬工程」" calcext:value-type="string">
            <text:p><text:s/>七堵區公所「瑪西里避車道路拓寬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476" calcext:value-type="float">
            <text:p><text:s/>476 </text:p>
          </table:table-cell>
          <table:table-cell table:style-name="ce4" office:value-type="float" office:value="282" calcext:value-type="float">
            <text:p><text:s/>28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大新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財發</text:p>
          </table:table-cell>
          <table:table-cell table:style-name="ce18" office:value-type="string" office:string-value="明德國中「水溝及水泥鋪設工程」" calcext:value-type="string">
            <text:p><text:s/>明德國中「水溝及水泥鋪設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明鈴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朱瑞祥</text:p>
          </table:table-cell>
          <table:table-cell table:style-name="ce18" office:value-type="string" office:string-value="中正國小「學童通學步道改善工程」" calcext:value-type="string">
            <text:p><text:s/>中正國小「學童通學步道改善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580" calcext:value-type="float">
            <text:p><text:s/>580 </text:p>
          </table:table-cell>
          <table:table-cell table:style-name="ce4" office:value-type="float" office:value="567" calcext:value-type="float">
            <text:p><text:s/>56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惠春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謝守男</text:p>
          </table:table-cell>
          <table:table-cell table:style-name="ce18" office:value-type="string" office:string-value="信義區公所「孝德里民活動中心購置室內空氣品質系統設備」" calcext:value-type="string">
            <text:p><text:s/>信義區公所「孝德里民活動中心購置室內空氣品質系統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信義區公所" calcext:value-type="string">
            <text:p><text:s/>信義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大樣光電科技有限公司</text:p>
          </table:table-cell>
          <table:table-cell table:number-columns-repeated="1015"/>
        </table:table-row>
        <table:table-row table:style-name="ro17">
          <table:table-cell table:style-name="ce4" office:value-type="string" office:string-value="莊錦田" calcext:value-type="string">
            <text:p><text:s/>莊錦田 </text:p>
          </table:table-cell>
          <table:table-cell table:style-name="ce18" office:value-type="string" office:string-value="消防局「水中推進器、行動伴唱帶、電動跑步機等」設備" calcext:value-type="string">
            <text:p><text:s/>消防局「水中推進器、行動伴唱帶、電動跑步機等」設備 </text:p>
          </table:table-cell>
          <table:table-cell table:style-name="ce6" office:value-type="string" calcext:value-type="string">
            <text:p>安樂區</text:p>
          </table:table-cell>
          <table:table-cell table:number-columns-repeated="2" table:style-name="ce4" office:value-type="float" office:value="260" calcext:value-type="float">
            <text:p><text:s/>26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消防局" calcext:value-type="string">
            <text:p><text:s/>消防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進成音響有限公司、明亞傢俱裝潢行、大方傢俱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耿輝</text:p>
          </table:table-cell>
          <table:table-cell table:style-name="ce18" office:value-type="string" office:string-value="七堵區公所「六堵里巡守隊崗既有設施改善工程」" calcext:value-type="string">
            <text:p><text:s/>七堵區公所「六堵里巡守隊崗既有設施改善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number-columns-repeated="2" table:style-name="ce4" office:value-type="float" office:value="91" calcext:value-type="float">
            <text:p><text:s/>9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泰順工程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耿輝</text:p>
          </table:table-cell>
          <table:table-cell table:style-name="ce18" office:value-type="string" office:string-value="明德國中「改善各科教學設備採購」" calcext:value-type="string">
            <text:p><text:s/>明德國中「改善各科教學設備採購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4" office:value-type="float" office:value="700" calcext:value-type="float">
            <text:p><text:s/>700 </text:p>
          </table:table-cell>
          <table:table-cell table:style-name="ce4" office:value-type="float" office:value="698" calcext:value-type="float">
            <text:p><text:s/>6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四維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東財</text:p>
          </table:table-cell>
          <table:table-cell table:style-name="ce18" office:value-type="string" office:string-value="信義區「東信路236巷內矮牆水溝、運動休閒設施等工程」" calcext:value-type="string">
            <text:p><text:s/>信義區「東信路236巷內矮牆水溝、運動休閒設施等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060" calcext:value-type="float">
            <text:p><text:s/>1,060 </text:p>
          </table:table-cell>
          <table:table-cell table:style-name="ce4" office:value-type="float" office:value="903" calcext:value-type="float">
            <text:p><text:s/>90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9" office:value-type="string" calcext:value-type="string">
            <text:p>萬企工程有限公司</text:p>
          </table:table-cell>
          <table:table-cell table:number-columns-repeated="1015"/>
        </table:table-row>
        <table:table-row table:style-name="ro18">
          <table:table-cell table:style-name="ce5" office:value-type="string" office:string-value="宋瑋莉、施世明" calcext:value-type="string">
            <text:p><text:s/>宋瑋莉、施世明 </text:p>
          </table:table-cell>
          <table:table-cell table:style-name="ce18" office:value-type="string" office:string-value="中華國小「推廣資訊融入教學相關設備採購」" calcext:value-type="string">
            <text:p><text:s/>中華國小「推廣資訊融入教學相關設備採購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1700" calcext:value-type="float">
            <text:p><text:s/>1,700 </text:p>
          </table:table-cell>
          <table:table-cell table:style-name="ce4" office:value-type="float" office:value="1580" calcext:value-type="float">
            <text:p><text:s/>1,5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芮立光電有限公司" calcext:value-type="string">
            <text:p><text:s/>芮立光電有限公司 </text:p>
          </table:table-cell>
          <table:table-cell table:number-columns-repeated="1015"/>
        </table:table-row>
        <table:table-row table:style-name="ro19">
          <table:table-cell table:style-name="ce4" office:value-type="string" office:string-value="蘇財發" calcext:value-type="string">
            <text:p><text:s/>蘇財發 </text:p>
          </table:table-cell>
          <table:table-cell table:style-name="ce18" office:value-type="string" office:string-value="信義國小「操場周邊水溝蓋更新工程」" calcext:value-type="string">
            <text:p><text:s/>信義國小「操場周邊水溝蓋更新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950" calcext:value-type="float">
            <text:p><text:s/>950 </text:p>
          </table:table-cell>
          <table:table-cell table:style-name="ce4" office:value-type="float" office:value="985" calcext:value-type="float">
            <text:p><text:s/>98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鴻賓營造有限公司" calcext:value-type="string">
            <text:p><text:s/>鴻賓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朱瑞祥</text:p>
          </table:table-cell>
          <table:table-cell table:style-name="ce18" office:value-type="string" office:string-value="八斗國小「103年改善教學環境設備採購」" calcext:value-type="string">
            <text:p><text:s/>八斗國小「103年改善教學環境設備採購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800" calcext:value-type="float">
            <text:p><text:s/>1,800 </text:p>
          </table:table-cell>
          <table:table-cell table:style-name="ce4" office:value-type="float" office:value="1757" calcext:value-type="float">
            <text:p><text:s/>1,75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芮立光電有限公司" calcext:value-type="string">
            <text:p><text:s/>芮立光電有限公司 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莊錦田" calcext:value-type="string">
            <text:p><text:s/>莊錦田 </text:p>
          </table:table-cell>
          <table:table-cell table:style-name="ce18" office:value-type="string" office:string-value="長樂國小「103年度改善教學環境及設備工程」" calcext:value-type="string">
            <text:p><text:s/>長樂國小「103年度改善教學環境及設備工程」 </text:p>
          </table:table-cell>
          <table:table-cell table:style-name="ce6" office:value-type="string" calcext:value-type="string">
            <text:p>安樂區</text:p>
          </table:table-cell>
          <table:table-cell table:style-name="ce4" office:value-type="float" office:value="3500" calcext:value-type="float">
            <text:p><text:s/>3,500 </text:p>
          </table:table-cell>
          <table:table-cell table:style-name="ce4" office:value-type="float" office:value="3292" calcext:value-type="float">
            <text:p><text:s/>3,29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5" office:value-type="string" office:string-value="雨申工程有限公司" calcext:value-type="string">
            <text:p><text:s/>雨申工程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芳麗</text:p>
          </table:table-cell>
          <table:table-cell table:style-name="ce18" office:value-type="string" office:string-value="基隆市警察局「第一分局忠二路派出所地下一樓增購公文組合櫃」" calcext:value-type="string">
            <text:p><text:s/>基隆市警察局「第一分局忠二路派出所地下一樓增購公文組合櫃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9" office:value-type="string" calcext:value-type="string">
            <text:p>明亞傢俱裝潢行</text:p>
          </table:table-cell>
          <table:table-cell table:number-columns-repeated="1015"/>
        </table:table-row>
        <table:table-row table:style-name="ro9">
          <table:table-cell table:style-name="ce10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10"/>
          <table:table-cell table:style-name="ce4" table:formula="of:=SUM([.D6:.D94])" office:value-type="float" office:value="68074" calcext:value-type="float">
            <text:p><text:s/>68,074 </text:p>
          </table:table-cell>
          <table:table-cell table:style-name="ce4" table:formula="of:=SUM([.E6:.E94])" office:value-type="float" office:value="62606" calcext:value-type="float">
            <text:p><text:s/>62,606 </text:p>
          </table:table-cell>
          <table:table-cell table:style-name="ce26" table:number-columns-repeated="2"/>
          <table:table-cell table:style-name="ce4"/>
          <table:table-cell table:style-name="ce30"/>
          <table:table-cell table:style-name="ce31" table:number-columns-repeated="1015"/>
        </table:table-row>
        <table:table-row table:style-name="ro20">
          <table:table-cell table:style-name="ce11" office:value-type="string" calcext:value-type="string">
            <text:p>註：1.本表主辦機關為行政院主計處。</text:p>
          </table:table-cell>
          <table:table-cell table:style-name="ce19" table:number-columns-repeated="6"/>
          <table:table-cell table:style-name="ce28"/>
          <table:table-cell table:style-name="ce31" table:number-columns-repeated="1016"/>
        </table:table-row>
        <table:table-row table:style-name="ro20">
          <table:table-cell table:style-name="ce11" office:value-type="string" calcext:value-type="string">
            <text:p>　　2.本表第二次查填及送達期限為104年1月20日前。</text:p>
          </table:table-cell>
          <table:table-cell table:style-name="ce19" table:number-columns-repeated="6"/>
          <table:table-cell table:style-name="ce28"/>
          <table:table-cell table:style-name="ce31" table:number-columns-repeated="1016"/>
        </table:table-row>
        <table:table-row table:style-name="ro20">
          <table:table-cell table:style-name="ce12" office:value-type="string" calcext:value-type="string" table:number-columns-spanned="9" table:number-rows-spanned="2">
            <text:p>備註：1、第二季請於7月13日前送達，第四季請於104年1月20日前送達。本府各單位請送主計處會審科，機關學校請送主計處歲計科。</text:p>
          </table:table-cell>
          <table:covered-table-cell table:number-columns-repeated="8" table:style-name="ce13"/>
          <table:table-cell table:number-columns-repeated="1015"/>
        </table:table-row>
        <table:table-row table:style-name="ro21">
          <table:covered-table-cell table:number-columns-repeated="9" table:style-name="ce13"/>
          <table:table-cell table:number-columns-repeated="1015"/>
        </table:table-row>
        <table:table-row table:style-name="ro22">
          <table:table-cell table:style-name="ce14" office:value-type="string" calcext:value-type="string">
            <text:p>承辦單位：</text:p>
          </table:table-cell>
          <table:table-cell table:style-name="ce20"/>
          <table:table-cell table:style-name="ce14" office:value-type="string" calcext:value-type="string">
            <text:p>主辦會計：</text:p>
          </table:table-cell>
          <table:table-cell table:style-name="ce20" table:number-columns-repeated="2"/>
          <table:table-cell table:style-name="ce14" office:value-type="string" calcext:value-type="string">
            <text:p>機關長官：</text:p>
          </table:table-cell>
          <table:table-cell table:style-name="ce20" table:number-columns-repeated="1018"/>
        </table:table-row>
        <table:table-row table:style-name="ro21" table:number-rows-repeated="104847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21" table:number-rows-repeated="104857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21" table:number-rows-repeated="104857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基隆市政府103年度(7至12月)對議員所提地方建設建議事項處理明細表</dc:title>
    <dc:subject>基隆市政府103年度(7至12月)對議員所提地方建設建議事項處理明細表</dc:subject>
    <meta:keyword>基隆市政府對議員所提地方建設建議事項處理明細表</meta:keyword>
    <dc:description>   </dc:description>
    <meta:initial-creator>基隆市政府</meta:initial-creator>
    <meta:creation-date>2015-01-22T09:08:51</meta:creation-date>
    <dc:creator>C220649455</dc:creator>
    <dc:date>2017-01-19T13:46:33</dc:date>
    <meta:document-statistic meta:table-count="3" meta:cell-count="825" meta:object-count="0"/>
    <meta:generator>LibreOffice/5.2.5.1$Windows_x86 LibreOffice_project/0312e1a284a7d50ca85a365c316c7abbf20a4d22</meta:generator>
  </office:meta>
</office:document-meta>
</file>